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"/>
    <style:font-face style:name="OpenSymbol" svg:font-family="OpenSymbol" style:font-charset="x-symbol"/>
    <style:font-face style:name="inherit" svg:font-family="inherit"/>
    <style:font-face style:name="var ff-mono" svg:font-family="'var ff-mono'"/>
  </office:font-face-decls>
  <office:automatic-styles>
    <style:style style:name="P1" style:family="paragraph" style:parent-style-name="Heading_20_2">
      <style:paragraph-properties fo:margin-left="0in" fo:margin-right="0in" fo:margin-top="0in" fo:margin-bottom="0in" style:contextual-spacing="false" fo:text-indent="0in" style:auto-text-indent="false"/>
      <style:text-properties style:font-name="Liberation Serif" fo:font-size="14pt" fo:font-weight="normal" officeooo:rsid="001f50fd" officeooo:paragraph-rsid="001f50fd" style:font-size-asian="14pt" style:font-weight-asian="normal" style:font-size-complex="14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Liberation Serif" fo:font-size="14pt" fo:font-weight="normal" officeooo:rsid="001f50fd" officeooo:paragraph-rsid="001f50fd" style:font-size-asian="14pt" style:font-weight-asian="normal" style:font-size-complex="14pt" style:font-weight-complex="normal"/>
    </style:style>
    <style:style style:name="P3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Liberation Serif" fo:font-size="14pt" fo:font-weight="normal" officeooo:rsid="002131ac" officeooo:paragraph-rsid="002131ac" style:font-size-asian="14pt" style:font-weight-asian="normal" style:font-size-complex="14pt" style:font-weight-complex="normal"/>
    </style:style>
    <style:style style:name="P4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Liberation Serif" fo:font-size="14pt" fo:font-weight="normal" officeooo:rsid="00255201" officeooo:paragraph-rsid="00255201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Liberation Serif" fo:font-size="14pt" fo:font-weight="normal" officeooo:rsid="00255201" officeooo:paragraph-rsid="00271c02" style:font-size-asian="14pt" style:font-weight-asian="normal" style:font-size-complex="14pt" style:font-weight-complex="normal"/>
    </style:style>
    <style:style style:name="P6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Liberation Serif" fo:font-size="14pt" fo:font-weight="bold" officeooo:rsid="001f50fd" officeooo:paragraph-rsid="001f50fd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color="#ff0000" loext:opacity="100%" style:font-name="Liberation Serif" fo:font-size="14pt" fo:font-weight="normal" officeooo:rsid="002131ac" officeooo:paragraph-rsid="002131ac" style:font-size-asian="14pt" style:font-weight-asian="normal" style:font-size-complex="14pt" style:font-weight-complex="normal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officeooo:rsid="0022364e"/>
    </style:style>
    <style:style style:name="T3" style:family="text">
      <style:text-properties officeooo:rsid="0022364e"/>
    </style:style>
    <style:style style:name="T4" style:family="text">
      <style:text-properties officeooo:rsid="002680d7"/>
    </style:style>
    <style:style style:name="T5" style:family="text">
      <style:text-properties officeooo:rsid="00271c0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На офиц образе Orangepi5</text:h>
      <text:p text:style-name="P6">sudo orangepi-config</text:p>
      <text:p text:style-name="P6"/>
      <text:p text:style-name="P2">Включить i2c1-m4</text:p>
      <text:p text:style-name="P7">SDA – 3pin</text:p>
      <text:p text:style-name="P7">SCL - 5pin</text:p>
      <text:p text:style-name="P3">sudo i2cdetect -y 1</text:p>
      <text:p text:style-name="P3">определится устройство с <text:span text:style-name="T3">а</text:span>дресом <text:span text:style-name="T2">0x</text:span><text:span text:style-name="T1">68</text:span></text:p>
      <text:p text:style-name="P3"/>
      <text:p text:style-name="P4">sudo i2cget -y 1 0x68 0x<text:span text:style-name="T4">0с</text:span> <text:s text:c="8"/>Прочитать регистр 0x<text:span text:style-name="T4">0с</text:span></text:p>
      <text:p text:style-name="P4">sudo i2cdump -y 1 0x68 <text:s text:c="14"/>Прочитать все регистры</text:p>
      <text:p text:style-name="P5">sudo i2c<text:span text:style-name="T5">set</text:span> -y 1 0x68 0x<text:span text:style-name="T4">0с</text:span> <text:s/><text:span text:style-name="T5">0x29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"/>
    <style:font-face style:name="OpenSymbol" svg:font-family="OpenSymbol" style:font-charset="x-symbol"/>
    <style:font-face style:name="inherit" svg:font-family="inherit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6T14:31:58.775626664</meta:creation-date>
    <meta:generator>LibreOffice/7.3.7.2$Linux_X86_64 LibreOffice_project/30$Build-2</meta:generator>
    <dc:date>2025-02-17T15:23:16.672321990</dc:date>
    <meta:editing-duration>PT4H35M38S</meta:editing-duration>
    <meta:editing-cycles>18</meta:editing-cycles>
    <meta:document-statistic meta:table-count="0" meta:image-count="0" meta:object-count="0" meta:page-count="1" meta:paragraph-count="10" meta:word-count="46" meta:character-count="284" meta:non-whitespace-character-count="224"/>
  </office:meta>
</office:document-meta>
</file>